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Dieser Post hat noch keinen Titel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45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2" meta:character-count="83" meta:row-count="1" meta:non-whitespace-character-count="72"/>
  </office:meta>
</office:document-meta>
</file>